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[.A6]*[.$E$2]+[.B6]*[.$E$3]+[.C6]*[.$E$4]+[.D6]*[.$E$5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table:formula="of:=[.A7]*[.$E$2]+[.B7]*[.$E$3]+[.C7]*[.$E$4]+[.D7]*[.$E$5]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A8]*[.$E$2]+[.B8]*[.$E$3]+[.C8]*[.$E$4]+[.D8]*[.$E$5]" office:value-type="float" office:value="3" calcext:value-type="float">
            <text:p>3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A9]*[.$E$2]+[.B9]*[.$E$3]+[.C9]*[.$E$4]+[.D9]*[.$E$5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17:08:27.1348770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5:10:22.735420141</meta:creation-date>
    <dc:date>2018-03-22T17:10:09.730029144</dc:date>
    <meta:editing-duration>PT21H4M40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